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e3f2ff" draw:textarea-horizontal-align="justify" draw:textarea-vertical-align="middle" draw:auto-grow-height="false" fo:min-height="2.35cm" fo:min-width="2.3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ffffcc" draw:textarea-horizontal-align="justify" draw:textarea-vertical-align="middle" draw:auto-grow-height="false" fo:min-height="0.52cm" fo:min-width="4.245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2.9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cm" svg:stroke-color="#66666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7f7f7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e3f2ff"/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style:text-properties fo:color="#004cbf" fo:font-size="23pt" style:font-size-asian="23pt" style:font-size-complex="23pt"/>
    </style:style>
    <style:style style:name="P5" style:family="paragraph">
      <loext:graphic-properties draw:fill="none" draw:fill-color="#ffffff"/>
      <style:text-properties fo:color="#004cbf" fo:font-size="23pt" style:font-size-asian="23pt" style:font-size-complex="2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000080" style:font-name="Liberation Mono"/>
    </style:style>
    <style:style style:name="T2" style:family="text">
      <style:text-properties style:font-name="Liberation Mono"/>
    </style:style>
    <style:style style:name="T3" style:family="text">
      <style:text-properties fo:color="#ce181e" style:font-name="Liberation Mono"/>
    </style:style>
    <style:style style:name="T4" style:family="text">
      <style:text-properties style:font-name="Liberation Mono" fo:font-size="4pt" style:font-size-asian="4pt" style:font-size-complex="4pt"/>
    </style:style>
    <style:style style:name="T5" style:family="text">
      <style:text-properties fo:color="#f57900" style:font-name="Liberation Mono"/>
    </style:style>
    <style:style style:name="T6" style:family="text">
      <style:text-properties fo:color="#004cbf"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ath draw:style-name="gr1" draw:text-style-name="P1" draw:layer="layout" svg:width="17.399cm" svg:height="8.999cm" svg:x="5.325cm" svg:y="5.925cm" svg:viewBox="0 0 17400 9000" svg:d="M0 9000c0-867 0-7133 0-8000 800 0 4200 0 5800 0 0-800 0-400 0-1000 4707 0 11658 4 11600 0 0 867 0 8133 0 9000-933 0-16467 0-17400 0z">
          <text:p/>
        </draw:path>
        <draw:custom-shape draw:style-name="gr2" draw:text-style-name="P2" draw:layer="layout" svg:width="4.775cm" svg:height="0.8cm" svg:x="5.325cm" svg:y="6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7.266cm" svg:height="8.995cm" svg:x="5.2cm" svg:y="6cm">
          <draw:text-box>
            <text:p><text:span text:style-name="T1">let</text:span><text:span text:style-name="T2"> </text:span><text:span text:style-name="T3">berechne</text:span><text:span text:style-name="T2"> = (</text:span><text:span text:style-name="T3">zahl1</text:span><text:span text:style-name="T2">, </text:span><text:span text:style-name="T3">operator</text:span><text:span text:style-name="T2">, </text:span><text:span text:style-name="T3">zahl2</text:span><text:span text:style-name="T2">) =&gt; {</text:span></text:p>
            <text:p><text:span text:style-name="T4"/></text:p>
            <text:p><text:span text:style-name="T2"><text:s text:c="4"/></text:span><text:span text:style-name="T1">switch</text:span><text:span text:style-name="T2"> (</text:span><text:span text:style-name="T3">operator</text:span><text:span text:style-name="T2">) {</text:span></text:p>
            <text:p><text:span text:style-name="T2"><text:s text:c="8"/></text:span><text:span text:style-name="T1">case</text:span><text:span text:style-name="T2"> </text:span><text:span text:style-name="T5">"+"</text:span><text:span text:style-name="T2">:</text:span></text:p>
            <text:p><text:span text:style-name="T2"><text:s text:c="12"/></text:span><text:span text:style-name="T1">return</text:span><text:span text:style-name="T2"> </text:span><text:span text:style-name="T3">zahl1</text:span><text:span text:style-name="T2"> + </text:span><text:span text:style-name="T3">zahl2</text:span><text:span text:style-name="T2">;</text:span></text:p>
            <text:p><text:span text:style-name="T2"><text:s text:c="8"/></text:span><text:span text:style-name="T1">case</text:span><text:span text:style-name="T2"> </text:span><text:span text:style-name="T5">"-"</text:span><text:span text:style-name="T2">:</text:span></text:p>
            <text:p><text:span text:style-name="T2"><text:s text:c="12"/></text:span><text:span text:style-name="T1">return</text:span><text:span text:style-name="T2"> </text:span><text:span text:style-name="T3">zahl1</text:span><text:span text:style-name="T2"> - </text:span><text:span text:style-name="T3">zahl2</text:span><text:span text:style-name="T2">;</text:span></text:p>
            <text:p><text:span text:style-name="T2"><text:s text:c="8"/></text:span><text:span text:style-name="T1">case</text:span><text:span text:style-name="T2"> </text:span><text:span text:style-name="T5">"*"</text:span><text:span text:style-name="T2">:</text:span></text:p>
            <text:p><text:span text:style-name="T2"><text:s text:c="12"/></text:span><text:span text:style-name="T1">return</text:span><text:span text:style-name="T2"> </text:span><text:span text:style-name="T3">zahl1</text:span><text:span text:style-name="T2"> * </text:span><text:span text:style-name="T3">zahl2</text:span><text:span text:style-name="T2">;</text:span></text:p>
            <text:p><text:span text:style-name="T2"><text:s text:c="8"/></text:span><text:span text:style-name="T1">case</text:span><text:span text:style-name="T2"> </text:span><text:span text:style-name="T5">"/"</text:span><text:span text:style-name="T2">:</text:span></text:p>
            <text:p><text:span text:style-name="T2"><text:s text:c="12"/></text:span><text:span text:style-name="T1">return</text:span><text:span text:style-name="T2"> </text:span><text:span text:style-name="T3">zahl1</text:span><text:span text:style-name="T2"> / </text:span><text:span text:style-name="T3">zahl2</text:span><text:span text:style-name="T2">;</text:span></text:p>
            <text:p><text:span text:style-name="T2"><text:s text:c="4"/></text:span><text:span text:style-name="T2">}</text:span></text:p>
            <text:p><text:span text:style-name="T2">};</text:span></text:p>
          </draw:text-box>
        </draw:frame>
        <draw:frame draw:style-name="gr4" draw:text-style-name="P5" draw:layer="layout" svg:width="3.431cm" svg:height="1.153cm" draw:transform="rotate (0.197745804250958) translate (3.214cm 3.634cm)">
          <draw:text-box>
            <text:p text:style-name="P4"><text:span text:style-name="T6">Variable</text:span></text:p>
          </draw:text-box>
        </draw:frame>
        <draw:frame draw:style-name="gr5" draw:text-style-name="P5" draw:layer="layout" svg:width="9.189cm" svg:height="1.153cm" draw:transform="rotate (-0.174532925199433) translate (17.752cm 2.6cm)">
          <draw:text-box>
            <text:p text:style-name="P4"><text:span text:style-name="T6">Die eigentliche Funktion</text:span></text:p>
          </draw:text-box>
        </draw:frame>
        <draw:path draw:style-name="gr6" draw:text-style-name="P6" draw:layer="layout" svg:width="2.877cm" svg:height="0.496cm" draw:transform="rotate (-0.519060919543113) translate (5.24950196317274cm 4.11335442909109cm)" svg:viewBox="0 0 2878 497" svg:d="M0 100c0 0 370 337 918 397 148 16 536-519 868-496 376 26 1031 317 1092 297">
          <text:p/>
        </draw:path>
        <draw:path draw:style-name="gr7" draw:text-style-name="P6" draw:layer="layout" svg:width="6.209cm" svg:height="1.337cm" draw:transform="rotate (-2.88101499626704) translate (21.7389399971257cm 4.72107675782379cm)" svg:viewBox="0 0 6210 1338" svg:d="M0 539c168-20 970-703 1997-502 1027 200 1597 1273 2551 1301 614 18 1662-799 1662-799">
          <text:p/>
        </draw:path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24T10:36:41.281032563</meta:creation-date>
    <dc:date>2017-09-24T11:08:06.410234618</dc:date>
    <dc:creator>Dennis Schulmeister-Zimolong</dc:creator>
    <meta:editing-duration>PT10M23S</meta:editing-duration>
    <meta:editing-cycles>2</meta:editing-cycles>
    <meta:generator>LibreOffice/5.4.1.2.0$Linux_X86_64 LibreOffice_project/40m0$Build-2</meta:generator>
    <meta:document-statistic meta:object-count="30"/>
  </office:meta>
</office:document-meta>
</file>